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630426814EB530A0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Calibri" svg:font-family="Calibri" style:font-family-generic="swiss"/>
    <style:font-face style:name="DejaVu Sans1"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2"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3"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3"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3"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3"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3" fo:font-size="11pt" style:font-size-asian="11pt" style:font-size-complex="11pt"/>
    </style:style>
    <style:style style:name="P38" style:family="paragraph" style:parent-style-name="Standard">
      <style:paragraph-properties fo:text-align="justify" style:justify-single-word="false"/>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3"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3"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3"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3"/>
    </style:style>
    <style:style style:name="P44" style:family="paragraph" style:parent-style-name="Standard">
      <style:text-properties style:font-name="Calibri3"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2"/>
    </style:style>
    <style:style style:name="P5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6" style:family="paragraph" style:parent-style-name="Standard">
      <style:paragraph-properties fo:margin-left="1.251cm" fo:margin-right="0cm" fo:text-align="justify" style:justify-single-word="false" fo:text-indent="-1.244cm" style:auto-text-indent="false"/>
    </style:style>
    <style:style style:name="P57" style:family="paragraph" style:parent-style-name="Standard">
      <style:paragraph-properties fo:margin-left="1.251cm" fo:margin-right="0cm" fo:text-align="justify" style:justify-single-word="false" fo:text-indent="-1.244cm" style:auto-text-indent="false"/>
      <style:text-properties style:font-name="Calibri3" fo:font-size="11pt" style:font-size-asian="11pt" style:font-size-complex="11pt"/>
    </style:style>
    <style:style style:name="P58"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59"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0"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style>
    <style:style style:name="P6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font-size="11pt" style:font-size-asian="11pt" style:font-size-complex="11pt"/>
    </style:style>
    <style:style style:name="P6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5"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6"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7" style:family="paragraph" style:parent-style-name="Style_20_Première_20_ligne_20__3a__20_063_20_cm">
      <style:paragraph-properties fo:margin-left="2.501cm" fo:margin-right="0cm"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3" fo:font-size="11pt" style:font-size-asian="11pt" style:font-size-complex="11pt"/>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3" fo:font-size="11pt" fo:background-color="#ffff00" style:font-size-asian="11pt" style:font-size-complex="11pt"/>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71" style:family="paragraph" style:parent-style-name="Texte_20_courant">
      <style:paragraph-properties fo:margin-left="2.501cm" fo:margin-right="0cm" fo:text-align="justify" style:justify-single-word="false" fo:text-indent="-1.251cm" style:auto-text-indent="false"/>
    </style:style>
    <style:style style:name="P72"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3" fo:font-size="11pt" style:font-size-asian="11pt" style:font-size-complex="11pt"/>
    </style:style>
    <style:style style:name="P73"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4" style:family="paragraph" style:parent-style-name="Standard">
      <style:paragraph-properties fo:margin-left="1.244cm" fo:margin-right="0cm" fo:text-align="justify" style:justify-single-word="false" fo:text-indent="-1.244cm" style:auto-text-indent="false"/>
      <style:text-properties style:font-name="Calibri3" fo:font-size="11pt" fo:language="fr" fo:country="FR" style:font-name-asian="Times New Roman2" style:font-size-asian="11pt" style:language-asian="fr" style:country-asian="FR" style:font-name-complex="Times New Roman2" style:font-size-complex="11pt" style:font-style-complex="italic"/>
    </style:style>
    <style:style style:name="P75" style:family="paragraph" style:parent-style-name="Standard">
      <style:paragraph-properties fo:margin-left="1.244cm" fo:margin-right="0cm" fo:text-align="justify" style:justify-single-word="false" fo:text-indent="-1.244cm" style:auto-text-indent="false"/>
      <style:text-properties style:font-name="Calibri3" fo:font-size="11pt" style:font-size-asian="11pt" style:font-size-complex="11pt"/>
    </style:style>
    <style:style style:name="P76" style:family="paragraph" style:parent-style-name="Standard">
      <style:paragraph-properties fo:margin-left="1.244cm" fo:margin-right="0cm" fo:text-align="justify" style:justify-single-word="false" fo:text-indent="-1.244cm" style:auto-text-indent="false"/>
      <style:text-properties style:font-name="Calibri3" fo:font-size="11pt" fo:font-style="normal" style:font-size-asian="11pt" style:font-style-asian="normal" style:font-size-complex="11pt"/>
    </style:style>
    <style:style style:name="P77" style:family="paragraph" style:parent-style-name="Standard">
      <style:paragraph-properties fo:margin-left="1.244cm" fo:margin-right="0cm" fo:text-align="justify" style:justify-single-word="false" fo:text-indent="-1.244cm" style:auto-text-indent="false"/>
    </style:style>
    <style:style style:name="P78"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79"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0"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1" style:family="paragraph" style:parent-style-name="Standard">
      <style:paragraph-properties fo:margin-left="1.251cm" fo:margin-right="0cm" fo:text-align="justify" style:justify-single-word="false" fo:text-indent="-1.249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82" style:family="paragraph" style:parent-style-name="Standard">
      <style:paragraph-properties fo:margin-left="1.251cm" fo:margin-right="0cm" fo:text-align="justify" style:justify-single-word="false" fo:text-indent="-1.249cm" style:auto-text-indent="false"/>
    </style:style>
    <style:style style:name="P83" style:family="paragraph" style:parent-style-name="Standard">
      <style:paragraph-properties fo:margin-left="2.501cm" fo:margin-right="0cm" fo:text-align="justify" style:justify-single-word="false" fo:text-indent="-1.258cm" style:auto-text-indent="false"/>
    </style:style>
    <style:style style:name="P84"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5" style:family="paragraph" style:parent-style-name="Standard">
      <style:paragraph-properties fo:margin-left="1.244cm" fo:margin-right="0cm" fo:text-align="justify" style:justify-single-word="false" fo:text-indent="0cm" style:auto-text-indent="false"/>
    </style:style>
    <style:style style:name="P86"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7"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style>
    <style:style style:name="P88" style:family="paragraph" style:parent-style-name="Standard">
      <style:paragraph-properties fo:margin-left="2.492cm" fo:margin-right="0cm" fo:text-align="justify" style:justify-single-word="false" fo:text-indent="-1.244cm" style:auto-text-indent="false"/>
    </style:style>
    <style:style style:name="P89"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0"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1"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P92" style:family="paragraph" style:parent-style-name="Standard">
      <style:paragraph-properties fo:margin-left="2.487cm" fo:margin-right="0cm" fo:text-align="justify" style:justify-single-word="false" fo:text-indent="-1.244cm" style:auto-text-indent="false"/>
      <style:text-properties style:font-name="Calibri3" fo:font-size="11pt" style:font-size-asian="11pt" style:font-size-complex="11pt"/>
    </style:style>
    <style:style style:name="P93"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3" fo:font-size="15pt" fo:language="fr" fo:country="FR" style:font-name-asian="Times New Roman1" style:font-size-asian="10pt" style:language-asian="fr" style:country-asian="FR" style:font-name-complex="Times New Roman1"/>
    </style:style>
    <style:style style:name="P94"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3" fo:font-size="18pt" style:text-underline-style="solid" style:text-underline-width="auto" style:text-underline-color="font-color" fo:font-weight="bold" style:font-size-asian="18pt" style:font-weight-asian="bold" style:font-name-complex="Times New Roman2" style:font-size-complex="18pt"/>
    </style:style>
    <style:style style:name="P96"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P97" style:family="paragraph" style:parent-style-name="Standard">
      <style:paragraph-properties fo:margin-left="0cm" fo:margin-right="0cm" fo:text-align="justify" style:justify-single-word="false" fo:text-indent="1.244cm" style:auto-text-indent="false"/>
      <style:text-properties style:font-name="Calibri3" fo:font-size="11pt" style:font-size-asian="11pt" style:font-size-complex="11pt"/>
    </style:style>
    <style:style style:name="P98"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99" style:family="paragraph" style:parent-style-name="Standard">
      <style:paragraph-properties fo:margin-left="0cm" fo:margin-right="0cm" fo:text-align="justify" style:justify-single-word="false" fo:text-indent="1.249cm" style:auto-text-indent="false"/>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3" fo:font-size="15pt" fo:language="fr" fo:country="FR" style:font-name-asian="Times New Roman1" style:font-size-asian="10pt" style:language-asian="fr" style:country-asian="FR" style:font-name-complex="Times New Roman1"/>
    </style:style>
    <style:style style:name="P101"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2" style:family="paragraph" style:parent-style-name="Standard">
      <style:paragraph-properties fo:margin-left="2.501cm" fo:margin-right="0cm" fo:text-align="justify" style:justify-single-word="false" fo:text-indent="-1.252cm" style:auto-text-indent="false"/>
      <style:text-properties style:font-name="Calibri3" fo:font-size="12pt" style:font-size-asian="12pt" style:font-size-complex="12pt"/>
    </style:style>
    <style:style style:name="P103"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4"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2" fo:font-size="13pt" fo:font-weight="bold" style:font-size-asian="13pt" style:font-weight-asian="bold" style:font-size-complex="13pt"/>
    </style:style>
    <style:style style:name="P105" style:family="paragraph" style:parent-style-name="Tirets">
      <style:paragraph-properties fo:text-align="justify" style:justify-single-word="false"/>
    </style:style>
    <style:style style:name="P106" style:family="paragraph" style:parent-style-name="Tirets">
      <style:paragraph-properties fo:margin-left="0.635cm" fo:margin-right="0cm" fo:text-align="justify" style:justify-single-word="false" fo:text-indent="0cm" style:auto-text-indent="false"/>
      <style:text-properties style:font-name="Calibri3" fo:font-size="10pt" fo:font-style="italic" fo:font-weight="bold" style:font-size-asian="8.75pt" style:font-style-asian="italic" style:font-weight-asian="bold" style:font-size-complex="10pt"/>
    </style:style>
    <style:style style:name="P107" style:family="paragraph" style:parent-style-name="Tirets">
      <style:paragraph-properties fo:margin-left="0.635cm" fo:margin-right="0cm" fo:text-align="center" style:justify-single-word="false" fo:text-indent="0cm" style:auto-text-indent="false"/>
      <style:text-properties style:font-name="Calibri3" fo:font-size="18pt" fo:font-style="italic" fo:font-weight="bold" style:font-size-asian="18pt" style:font-style-asian="italic" style:font-weight-asian="bold" style:font-size-complex="18pt"/>
    </style:style>
    <style:style style:name="P108"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09"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0"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3" fo:font-size="11pt" style:font-size-asian="11pt" style:font-size-complex="11pt"/>
    </style:style>
    <style:style style:name="P111"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3" fo:font-size="11pt" style:font-size-asian="11pt" style:font-size-complex="11pt"/>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3" style:family="paragraph" style:parent-style-name="Style_20_Première_20_ligne_20__3a__20_063_20_cm">
      <style:paragraph-properties fo:margin-left="1.249cm" fo:margin-right="0cm" fo:text-align="justify" style:justify-single-word="false" fo:text-indent="-1.249cm" style:auto-text-indent="false"/>
    </style:style>
    <style:style style:name="P11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7"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19"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0"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21"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2" style:family="paragraph" style:parent-style-name="Texte_20_courant">
      <style:paragraph-properties fo:text-align="justify" style:justify-single-word="false"/>
    </style:style>
    <style:style style:name="P123" style:family="paragraph" style:parent-style-name="No_20_Spacing">
      <style:paragraph-properties fo:text-align="justify" style:justify-single-word="false"/>
    </style:style>
    <style:style style:name="P12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12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3" fo:font-size="10pt" style:font-size-asian="10pt" style:font-name-complex="Times New Roman2" style:font-size-complex="10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3"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3"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3"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3"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3"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2"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3" fo:background-color="transparent" loext:char-shading-value="0"/>
    </style:style>
    <style:style style:name="T10" style:family="text">
      <style:text-properties style:font-name="Calibri3"/>
    </style:style>
    <style:style style:name="T11" style:family="text">
      <style:text-properties style:font-name="Calibri3" style:text-underline-style="none"/>
    </style:style>
    <style:style style:name="T12" style:family="text">
      <style:text-properties style:font-name="Calibri3" fo:language="fr" fo:country="BE"/>
    </style:style>
    <style:style style:name="T13" style:family="text">
      <style:text-properties style:font-name="Calibri3" fo:font-size="20pt" style:font-size-asian="20pt" style:font-size-complex="20pt" style:font-weight-complex="bold"/>
    </style:style>
    <style:style style:name="T14" style:family="text">
      <style:text-properties style:font-name="Calibri3" fo:font-size="16pt" style:font-size-asian="16pt" style:font-size-complex="16pt" style:font-weight-complex="bold"/>
    </style:style>
    <style:style style:name="T15" style:family="text">
      <style:text-properties style:font-name="Calibri3" fo:font-size="10pt" style:font-size-asian="10pt" style:font-size-complex="11pt"/>
    </style:style>
    <style:style style:name="T16" style:family="text">
      <style:text-properties style:font-name="Calibri3" fo:font-size="10pt" fo:language="fr" fo:country="FR" style:font-name-asian="Times New Roman2" style:font-size-asian="10pt" style:language-asian="fr" style:country-asian="FR" style:font-name-complex="Times New Roman2" style:font-size-complex="11pt"/>
    </style:style>
    <style:style style:name="T17" style:family="text">
      <style:text-properties style:font-name="Calibri3"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8" style:family="text">
      <style:text-properties style:font-name="Calibri3"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9" style:family="text">
      <style:text-properties style:font-name="Calibri3" fo:font-size="10pt" style:font-name-asian="Times New Roman2" style:font-size-asian="10pt" style:font-name-complex="Times New Roman2" style:font-size-complex="11pt"/>
    </style:style>
    <style:style style:name="T20" style:family="text">
      <style:text-properties style:font-name="Calibri3" fo:font-size="11pt" style:font-size-asian="11pt"/>
    </style:style>
    <style:style style:name="T21" style:family="text">
      <style:text-properties style:font-name="Calibri3" fo:font-size="11pt" style:font-size-asian="11pt" style:font-size-complex="11pt"/>
    </style:style>
    <style:style style:name="T22"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23" style:family="text">
      <style:text-properties style:font-name="Calibri3" fo:font-size="11pt" fo:language="fr" fo:country="FR" style:text-underline-style="none" fo:font-weight="normal" style:font-name-asian="Times New Roman2" style:font-size-asian="11pt" style:language-asian="fr" style:country-asian="FR" style:font-weight-asian="normal" style:font-weight-complex="normal"/>
    </style:style>
    <style:style style:name="T24" style:family="text">
      <style:text-properties style:font-name="Calibri3"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5" style:family="text">
      <style:text-properties style:font-name="Calibri3"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6" style:family="text">
      <style:text-properties style:font-name="Calibri3"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3" fo:font-size="11pt" fo:language="fr" fo:country="FR" style:font-size-asian="11pt" style:language-asian="fr" style:country-asian="FR" style:font-size-complex="11pt"/>
    </style:style>
    <style:style style:name="T28" style:family="text">
      <style:text-properties style:font-name="Calibri3" fo:font-size="11pt" fo:font-style="normal" style:font-size-asian="11pt" style:font-style-asian="normal" style:font-size-complex="11pt"/>
    </style:style>
    <style:style style:name="T29" style:family="text">
      <style:text-properties style:font-name="Calibri3" fo:font-size="11pt" style:text-underline-style="none" fo:font-weight="normal" style:font-size-asian="11pt" style:font-weight-asian="normal" style:font-name-complex="Times New Roman2" style:font-size-complex="11pt" style:font-weight-complex="normal"/>
    </style:style>
    <style:style style:name="T30" style:family="text">
      <style:text-properties style:font-name="Calibri3" fo:font-size="11pt" style:text-underline-style="none" fo:font-weight="normal" style:font-size-asian="11pt" style:font-weight-asian="normal" style:font-weight-complex="normal"/>
    </style:style>
    <style:style style:name="T31" style:family="text">
      <style:text-properties style:font-name="Calibri3" fo:font-size="11pt" style:font-name-asian="Times New Roman2" style:font-size-asian="11pt" style:font-name-complex="Times New Roman2" style:font-size-complex="11pt"/>
    </style:style>
    <style:style style:name="T32" style:family="text">
      <style:text-properties style:font-name="Calibri3" fo:font-size="11pt" fo:font-weight="normal" style:font-size-asian="11pt" style:font-weight-asian="normal" style:font-size-complex="11pt" style:font-weight-complex="normal"/>
    </style:style>
    <style:style style:name="T33" style:family="text">
      <style:text-properties style:font-name="Calibri3" fo:font-size="11pt" fo:font-weight="normal" style:font-name-asian="Times New Roman2" style:font-size-asian="11pt" style:font-weight-asian="normal" style:font-name-complex="Times New Roman2" style:font-size-complex="11pt" style:font-weight-complex="normal"/>
    </style:style>
    <style:style style:name="T34" style:family="text">
      <style:text-properties style:font-name="Calibri3" fo:font-size="11pt" fo:font-weight="normal" style:font-name-asian="Times New Roman2" style:font-size-asian="11pt" style:font-weight-asian="normal" style:font-name-complex="Times New Roman2" style:font-weight-complex="normal"/>
    </style:style>
    <style:style style:name="T35" style:family="text">
      <style:text-properties style:font-name="Calibri3" fo:font-size="11pt" fo:language="fr" fo:country="BE" style:font-size-asian="11pt" style:font-size-complex="11pt"/>
    </style:style>
    <style:style style:name="T36"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37" style:family="text">
      <style:text-properties style:font-name="Calibri3" fo:font-size="11pt" style:text-underline-style="solid" style:text-underline-width="auto" style:text-underline-color="font-color" style:font-size-asian="11pt" style:font-size-complex="11pt"/>
    </style:style>
    <style:style style:name="T38" style:family="text">
      <style:text-properties style:font-name="Calibri3" fo:font-size="11pt" fo:font-weight="bold" style:font-size-asian="11pt" style:font-weight-asian="bold" style:font-size-complex="11pt"/>
    </style:style>
    <style:style style:name="T39" style:family="text">
      <style:text-properties style:font-name="Calibri3" fo:language="fr" fo:country="FR" style:font-name-asian="Times New Roman2" style:language-asian="fr" style:country-asian="FR" style:font-name-complex="Times New Roman2"/>
    </style:style>
    <style:style style:name="T40" style:family="text">
      <style:text-properties style:font-name="Calibri3" style:font-size-complex="11pt"/>
    </style:style>
    <style:style style:name="T41" style:family="text">
      <style:text-properties style:font-name="Calibri3" fo:font-size="12pt" style:text-underline-style="solid" style:text-underline-width="auto" style:text-underline-color="font-color" style:font-size-asian="12pt" style:font-size-complex="12pt"/>
    </style:style>
    <style:style style:name="T42" style:family="text">
      <style:text-properties style:font-name="Calibri3" fo:font-size="12pt" style:text-underline-style="solid" style:text-underline-width="auto" style:text-underline-color="font-color" fo:font-weight="bold" style:font-size-asian="12pt" style:font-weight-asian="bold" style:font-size-complex="12pt" style:font-weight-complex="bold"/>
    </style:style>
    <style:style style:name="T43" style:family="text">
      <style:text-properties style:font-name="Calibri3" fo:font-size="12pt" style:font-size-asian="12pt" style:font-size-complex="12pt"/>
    </style:style>
    <style:style style:name="T44" style:family="text">
      <style:text-properties style:font-name="Calibri2" fo:font-size="11pt" style:font-size-asian="11pt"/>
    </style:style>
    <style:style style:name="T45" style:family="text">
      <style:text-properties style:text-position="super 58%"/>
    </style:style>
    <style:style style:name="T46" style:family="text">
      <style:text-properties style:text-position="super 58%" style:font-name="Calibri3" fo:font-size="11pt" style:font-size-asian="11pt" style:font-size-complex="11pt"/>
    </style:style>
    <style:style style:name="T47" style:family="text">
      <style:text-properties style:text-position="super 58%" style:font-name="Calibri3" fo:font-size="11pt" fo:language="fr" fo:country="FR" style:font-name-asian="Times New Roman2" style:font-size-asian="11pt" style:language-asian="fr" style:country-asian="FR" style:font-name-complex="Times New Roman2" style:font-size-complex="11pt"/>
    </style:style>
    <style:style style:name="T48" style:family="text">
      <style:text-properties style:text-position="super 58%" style:font-name="Calibri3" fo:font-size="10pt" style:font-size-asian="10pt" style:font-size-complex="11pt"/>
    </style:style>
    <style:style style:name="T49" style:family="text">
      <style:text-properties fo:font-size="10pt" fo:language="fr" fo:country="FR" style:font-name-asian="Times New Roman2" style:font-size-asian="10pt" style:language-asian="fr" style:country-asian="FR" style:font-name-complex="Times New Roman2"/>
    </style:style>
    <style:style style:name="T50" style:family="text">
      <style:text-properties fo:font-size="10pt" style:font-size-asian="10pt"/>
    </style:style>
    <style:style style:name="T51" style:family="text">
      <style:text-properties fo:language="fr" fo:country="FR" style:font-name-asian="Times New Roman2" style:language-asian="fr" style:country-asian="FR" style:font-name-complex="Times New Roman2"/>
    </style:style>
    <style:style style:name="T52" style:family="text">
      <style:text-properties fo:color="#00000a" style:font-name="Calibri3" fo:font-size="11pt" style:letter-kerning="false" style:font-name-asian="Times New Roman2" style:font-size-asian="11pt" style:language-asian="fr" style:country-asian="FR" style:font-size-complex="11pt" style:language-complex="ar" style:country-complex="SA"/>
    </style:style>
    <style:style style:name="T53"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54" style:family="text">
      <style:text-properties fo:color="#00000a" style:font-name="Calibri3"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5"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6" style:family="text">
      <style:text-properties style:text-position="59% 100%" style:font-name="Calibri3"/>
    </style:style>
    <style:style style:name="T57" style:family="text">
      <style:text-properties style:text-position="59% 100%" style:font-name="Calibri3" fo:font-size="11pt" style:font-size-asian="11pt" style:font-size-complex="11pt"/>
    </style:style>
    <style:style style:name="T58" style:family="text">
      <style:text-properties fo:color="#000000" style:font-name="Calibri" fo:language="fr" fo:country="BE" style:text-underline-style="none" style:font-name-asian="Calibri4" style:font-name-complex="Calibri4"/>
    </style:style>
    <style:style style:name="T59" style:family="text">
      <style:text-properties style:text-line-through-style="solid" style:text-line-through-type="single" style:font-name="Calibri3"/>
    </style:style>
    <style:style style:name="T60" style:family="text">
      <style:text-properties officeooo:rsid="001e8db9"/>
    </style:style>
    <style:style style:name="T6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exe 17</text:p>
      <text:p text:style-name="P1"/>
      <text:p text:style-name="P45"><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46"/>
      <text:p text:style-name="P54"/>
      <text:p text:style-name="P55"><text:span text:style-name="T60">RELEVÉ</text:span> DES <text:span text:style-name="T60">PIÈCES</text:span> MANQUANTES</text:p>
      <text:p text:style-name="P54"/>
      <text:list xml:id="list3814933262" text:style-name="WWNum1">
        <text:list-header>
          <text:p text:style-name="P124"/>
          <text:p text:style-name="P125"><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style-name="Sect1" text:name="Section1">
        <text:p text:style-name="P50">ANNEXE IV.</text:p>
        <text:p text:style-name="P51"><text:span text:style-name="Style_20_135_20_pt"><text:span text:style-name="T44"/></text:span></text:p>
        <text:p text:style-name="P61"><text:bookmark text:name="__Fieldmark__7745_2094603822"/><text:span text:style-name="Style_20_135_20_pt"><text:span text:style-name="T15"><text:s/></text:span></text:span><text:span text:style-name="Style_20_135_20_pt"><text:span text:style-name="T15"><draw:control text:anchor-type="as-char" draw:z-index="1" draw:style-name="gr1" draw:text-style-name="P128" svg:width="0.447cm" svg:height="0.399cm" draw:control="control1"/></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5"><text:span text:style-name="Style_20_135_20_pt"><text:span text:style-name="T15"><draw:control text:anchor-type="as-char" draw:z-index="2" draw:style-name="gr1" draw:text-style-name="P128" svg:width="0.447cm" svg:height="0.399cm" draw:control="control2"/></text:span></text:span><text:span text:style-name="Style_20_135_20_pt"><text:span text:style-name="T21"><text:tab/>l’orientation ;</text:span></text:span></text:p>
        <text:p text:style-name="P65"><text:span text:style-name="Style_20_135_20_pt"><text:span text:style-name="T15"><draw:control text:anchor-type="as-char" draw:z-index="3" draw:style-name="gr1" draw:text-style-name="P128" svg:width="0.447cm" svg:height="0.399cm" draw:control="control3"/></text:span></text:span><text:span text:style-name="Style_20_135_20_pt"><text:span text:style-name="T21"><text:tab/>la localisation du bien concerné par le projet par rapport au noyau central de la localité;</text:span></text:span></text:p>
        <text:p text:style-name="P65"><text:span text:style-name="Style_20_135_20_pt"><text:span text:style-name="T15"><draw:control text:anchor-type="as-char" draw:z-index="4" draw:style-name="gr1" draw:text-style-name="P128" svg:width="0.447cm" svg:height="0.399cm" draw:control="control4"/></text:span></text:span><text:span text:style-name="Style_20_135_20_pt"><text:span text:style-name="T21"><text:tab/>les voies de desserte et leur dénomination ;</text:span></text:span></text:p>
        <text:p text:style-name="P36"/>
        <text:p text:style-name="P56"><text:span text:style-name="T22"><text:s/></text:span><text:span text:style-name="Style_20_135_20_pt"><text:span text:style-name="T16"><draw:control text:anchor-type="as-char" draw:z-index="5" draw:style-name="gr1" draw:text-style-name="P128" svg:width="0.447cm" svg:height="0.399cm" draw:control="control5"/></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2"><text:soft-page-break/><text:span text:style-name="Style_20_135_20_pt"><text:span text:style-name="T49"><draw:control text:anchor-type="as-char" draw:z-index="6" draw:style-name="gr1" draw:text-style-name="P128" svg:width="0.447cm" svg:height="0.399cm" draw:control="control6"/></text:span></text:span><text:span text:style-name="T51"><text:tab/>l'orientation ;</text:span></text:p>
        <text:p text:style-name="P62"><text:span text:style-name="Style_20_135_20_pt"><text:span text:style-name="T49"><draw:control text:anchor-type="as-char" draw:z-index="7" draw:style-name="gr1" draw:text-style-name="P128" svg:width="0.447cm" svg:height="0.399cm" draw:control="control7"/></text:span></text:span><text:span text:style-name="T51"><text:tab/>la voirie de desserte cotée avec indication de son statut juridique ;</text:span></text:p>
        <text:p text:style-name="P62"><text:span text:style-name="Style_20_135_20_pt"><text:span text:style-name="T49"><draw:control text:anchor-type="as-char" draw:z-index="8" draw:style-name="gr1" draw:text-style-name="P128" svg:width="0.447cm" svg:height="0.399cm" draw:control="control8"/></text:span></text:span><text:span text:style-name="T51"><text:tab/>l'implantation, le gabarit, la nature ou l'affectation des constructions existantes sur le bien concerné et dans un rayon de 50 mètres de celui-ci ;</text:span></text:p>
        <text:p text:style-name="P64"><text:span text:style-name="Style_20_135_20_pt"><text:span text:style-name="T16"><draw:control text:anchor-type="as-char" draw:z-index="9" draw:style-name="gr1" draw:text-style-name="P128" svg:width="0.447cm" svg:height="0.399cm" draw:control="control9"/></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49"><draw:control text:anchor-type="as-char" draw:z-index="10" draw:style-name="gr1" draw:text-style-name="P128" svg:width="0.447cm" svg:height="0.399cm" draw:control="control10"/></text:span></text:span><text:span text:style-name="T51"><text:tab/>l'indication numérotée des prises de vues du reportage photographique visé ci-dessous;</text:span></text:p>
        <text:p text:style-name="P63"/>
        <text:p text:style-name="P57"><text:span text:style-name="Style_20_135_20_pt"><text:span text:style-name="T49"><text:s/></text:span></text:span><text:span text:style-name="Style_20_135_20_pt"><text:span text:style-name="T49"><draw:control text:anchor-type="as-char" draw:z-index="11" draw:style-name="gr1" draw:text-style-name="P128" svg:width="0.447cm" svg:height="0.399cm" draw:control="control11"/></text:span></text:span><text:span text:style-name="T51"><text:tab/>un reportage photographique en couleurs qui permet la prise en compte du contexte urbanistique et paysager dans lequel s'insère le projet et qui contient au minimum :</text:span></text:p>
        <text:p text:style-name="P72"><text:span text:style-name="Style_20_135_20_pt"><text:span text:style-name="T49"><draw:control text:anchor-type="as-char" draw:z-index="12" draw:style-name="gr1" draw:text-style-name="P128" svg:width="0.447cm" svg:height="0.399cm" draw:control="control12"/></text:span></text:span><text:span text:style-name="T51"><text:tab/>deux prises de vues, l'une à front de voirie, montrant la parcelle et les immeubles la jouxtant, l'autre montrant la ou les parcelles en vis-à-vis de l'autre côté de la voirie ;</text:span></text:p>
        <text:p text:style-name="P72"><text:span text:style-name="Style_20_135_20_pt"><text:span text:style-name="T49"><draw:control text:anchor-type="as-char" draw:z-index="13" draw:style-name="gr1" draw:text-style-name="P128" svg:width="0.447cm" svg:height="0.399cm" draw:control="control13"/></text:span></text:span><text:span text:style-name="T51"><text:s/><text:tab/>au moins trois prises de vues différentes afin de visualiser les limites du bien concerné, les constructions voisines et l’environnement général ;</text:span></text:p>
        <text:p text:style-name="P73"><text:span text:style-name="Style_20_135_20_pt"><text:span text:style-name="T16"><draw:control text:anchor-type="as-char" draw:z-index="14" draw:style-name="gr1" draw:text-style-name="P128" svg:width="0.447cm" svg:height="0.399cm" draw:control="control14"/></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2"><text:s/></text:span><text:span text:style-name="Style_20_135_20_pt"><text:span text:style-name="T16"><draw:control text:anchor-type="as-char" draw:z-index="15" draw:style-name="gr1" draw:text-style-name="P128" svg:width="0.447cm" svg:height="0.399cm" draw:control="control15"/></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1"><text:span text:style-name="Style_20_135_20_pt"><text:span text:style-name="T15"><text:s/></text:span></text:span><text:span text:style-name="Style_20_135_20_pt"><text:span text:style-name="T15"><draw:control text:anchor-type="as-char" draw:z-index="16" draw:style-name="gr1" draw:text-style-name="P128" svg:width="0.447cm" svg:height="0.399cm" draw:control="control16"/></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08"><text:span text:style-name="Style_20_135_20_pt"><text:span text:style-name="T21"><text:s/></text:span></text:span><text:span text:style-name="Style_20_135_20_pt"><text:span text:style-name="T15"><draw:control text:anchor-type="as-char" draw:z-index="17" draw:style-name="gr1" draw:text-style-name="P128" svg:width="0.447cm" svg:height="0.399cm" draw:control="control17"/></text:span></text:span><text:span text:style-name="Style_20_135_20_pt"><text:span text:style-name="T21"><text:tab/>les limites cotées de la parcelle concernée et les courbes de niveau ;</text:span></text:span></text:p>
        <text:p text:style-name="P123"><text:span text:style-name="Style_20_135_20_pt"><text:span text:style-name="T21"/></text:span></text:p>
        <text:p text:style-name="P71"><text:span text:style-name="Style_20_135_20_pt"><text:span text:style-name="T21"><text:s/></text:span></text:span><text:span text:style-name="Style_20_135_20_pt"><text:span text:style-name="T15"><draw:control text:anchor-type="as-char" draw:z-index="18" draw:style-name="gr1" draw:text-style-name="P128" svg:width="0.447cm" svg:height="0.399cm" draw:control="control18"/></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5"><text:span text:style-name="Style_20_135_20_pt"><text:span text:style-name="T15"><draw:control text:anchor-type="as-char" draw:z-index="19" draw:style-name="gr1" draw:text-style-name="P128" svg:width="0.447cm" svg:height="0.399cm" draw:control="control19"/></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5"><draw:control text:anchor-type="as-char" draw:z-index="20" draw:style-name="gr1" draw:text-style-name="P128" svg:width="0.447cm" svg:height="0.399cm" draw:control="control20"/></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5"><draw:control text:anchor-type="as-char" draw:z-index="21" draw:style-name="gr1" draw:text-style-name="P128" svg:width="0.447cm" svg:height="0.399cm" draw:control="control21"/></text:span></text:span><text:span text:style-name="Style_20_135_20_pt"><text:span text:style-name="T21"><text:tab/>le cas échéant, l'implantation et le gabarit cotés des constructions existantes sur la parcelle, à maintenir ou à démolir ;</text:span></text:span></text:p>
        <text:p text:style-name="P109"><text:span text:style-name="Style_20_135_20_pt"><text:span text:style-name="T15"><draw:control text:anchor-type="as-char" draw:z-index="22" draw:style-name="gr1" draw:text-style-name="P128" svg:width="0.447cm" svg:height="0.399cm" draw:control="control22"/></text:span></text:span><text:span text:style-name="Style_20_135_20_pt"><text:span text:style-name="T21"><text:tab/>l'implantation et le gabarit cotés des constructions projetées ;</text:span></text:span></text:p>
        <text:p text:style-name="P108"><text:span text:style-name="Style_20_135_20_pt"><text:span text:style-name="T15"><draw:control text:anchor-type="as-char" draw:z-index="23" draw:style-name="gr1" draw:text-style-name="P128" svg:width="0.447cm" svg:height="0.399cm" draw:control="control23"/></text:span></text:span><text:span text:style-name="Style_20_135_20_pt"><text:span text:style-name="T21"><text:tab/>les servitudes du fait de l'homme sur le terrain ;</text:span></text:span></text:p>
        <text:p text:style-name="P65"><text:span text:style-name="Style_20_135_20_pt"><text:span text:style-name="T15"><draw:control text:anchor-type="as-char" draw:z-index="24" draw:style-name="gr1" draw:text-style-name="P128" svg:width="0.447cm" svg:height="0.399cm" draw:control="control24"/></text:span></text:span><text:span text:style-name="Style_20_135_20_pt"><text:span text:style-name="T21"><text:tab/>le cas échéant, le tracé des infrastructures de transport de fluide et d’énergie qui traversent le ou les biens concernés ;</text:span></text:span></text:p>
        <text:p text:style-name="P65"><text:span text:style-name="Style_20_135_20_pt"><text:span text:style-name="T21"><text:s/></text:span></text:span><text:span text:style-name="Style_20_135_20_pt"><text:span text:style-name="T15"><draw:control text:anchor-type="as-char" draw:z-index="25" draw:style-name="gr1" draw:text-style-name="P128" svg:width="0.447cm" svg:height="0.399cm" draw:control="control25"/></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5"><draw:control text:anchor-type="as-char" draw:z-index="26" draw:style-name="gr1" draw:text-style-name="P128" svg:width="0.447cm" svg:height="0.399cm" draw:control="control26"/></text:span></text:span><text:span text:style-name="Style_20_135_20_pt"><text:span text:style-name="T21"><text:tab/>le niveau d’implantation du projet par rapport à un repère fixe du domaine public ;</text:span></text:span></text:p>
        <text:p text:style-name="P65"><text:span text:style-name="Style_20_135_20_pt"><text:span text:style-name="T15"><draw:control text:anchor-type="as-char" draw:z-index="27" draw:style-name="gr1" draw:text-style-name="P128" svg:width="0.447cm" svg:height="0.399cm" draw:control="control27"/></text:span></text:span><text:span text:style-name="Style_20_135_20_pt"><text:span text:style-name="T21"><text:tab/>les aménagements et équipements de la voirie, ainsi que, le cas échéant, les modifications projetées et cotées qui s'y rapportent ; </text:span></text:span></text:p>
        <text:p text:style-name="P65"><text:span text:style-name="Style_20_135_20_pt"><text:span text:style-name="T15"><draw:control text:anchor-type="as-char" draw:z-index="28" draw:style-name="gr1" draw:text-style-name="P128" svg:width="0.447cm" svg:height="0.399cm" draw:control="control28"/></text:span></text:span><text:span text:style-name="Style_20_135_20_pt"><text:span text:style-name="T21"><text:tab/>le réseau de principe du système d’évacuation des eaux ;</text:span></text:span></text:p>
        <text:p text:style-name="P65"><text:span text:style-name="Style_20_135_20_pt"><text:span text:style-name="T15"><draw:control text:anchor-type="as-char" draw:z-index="29" draw:style-name="gr1" draw:text-style-name="P128" svg:width="0.447cm" svg:height="0.399cm" draw:control="control29"/></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3"><text:span text:style-name="Style_20_135_20_pt"><text:span text:style-name="T15"><text:s/></text:span></text:span><text:span text:style-name="Style_20_135_20_pt"><text:span text:style-name="T15"><draw:control text:anchor-type="as-char" draw:z-index="30" draw:style-name="gr1" draw:text-style-name="P128" svg:width="0.447cm" svg:height="0.399cm" draw:control="control30"/></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5"><text:span text:style-name="Style_20_135_20_pt"><text:span text:style-name="T15"><draw:control text:anchor-type="as-char" draw:z-index="31" draw:style-name="gr1" draw:text-style-name="P128" svg:width="0.447cm" svg:height="0.399cm" draw:control="control31"/></text:span></text:span><text:span text:style-name="Style_20_135_20_pt"><text:span text:style-name="T21"><text:tab/>la vue en plan de chaque niveau ainsi que l'affectation actuelle et future des locaux ;</text:span></text:span></text:p>
        <text:p text:style-name="P109"><text:span text:style-name="Style_20_135_20_pt"><text:span text:style-name="T15"><draw:control text:anchor-type="as-char" draw:z-index="32" draw:style-name="gr1" draw:text-style-name="P128" svg:width="0.447cm" svg:height="0.399cm" draw:control="control32"/></text:span></text:span><text:span text:style-name="Style_20_135_20_pt"><text:span text:style-name="T21"><text:tab/>les élévations ; </text:span></text:span></text:p>
        <text:p text:style-name="P65"><text:span text:style-name="Style_20_135_20_pt"><text:span text:style-name="T15"><draw:control text:anchor-type="as-char" draw:z-index="33" draw:style-name="gr1" draw:text-style-name="P128" svg:width="0.447cm" svg:height="0.399cm" draw:control="control33"/></text:span></text:span><text:span text:style-name="Style_20_135_20_pt"><text:span text:style-name="T21"><text:tab/>la légende des matériaux de parement des élévations et de couverture des toitures ainsi que leurs tonalités ;</text:span></text:span></text:p>
        <text:p text:style-name="P65"><text:span text:style-name="Style_20_135_20_pt"><text:span text:style-name="T15"><draw:control text:anchor-type="as-char" draw:z-index="34" draw:style-name="gr1" draw:text-style-name="P128" svg:width="0.447cm" svg:height="0.399cm" draw:control="control34"/></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1"/></text:span></text:p>
        <text:p text:style-name="P113"><text:span text:style-name="Style_20_135_20_pt"><text:span text:style-name="T15"><text:s/></text:span></text:span><text:span text:style-name="Style_20_135_20_pt"><text:span text:style-name="T15"><draw:control text:anchor-type="as-char" draw:z-index="35" draw:style-name="gr1" draw:text-style-name="P128" svg:width="0.447cm" svg:height="0.399cm" draw:control="control35"/></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5"><text:s/></text:span></text:span><text:span text:style-name="Style_20_135_20_pt"><text:span text:style-name="T15"><draw:control text:anchor-type="as-char" draw:z-index="36" draw:style-name="gr1" draw:text-style-name="P128" svg:width="0.447cm" svg:height="0.399cm" draw:control="control36"/></text:span></text:span><text:span text:style-name="Style_20_135_20_pt"><text:span text:style-name="T21"><text:tab/></text:span></text:span><text:span text:style-name="T22">le cas échéant, le dossier technique du projet de voirie, qui comprend : </text:span></text:p>
        <text:p text:style-name="P81"><text:s/></text:p>
        <text:p text:style-name="P68"><text:span text:style-name="Style_20_135_20_pt"><text:span text:style-name="T50"><draw:control text:anchor-type="as-char" draw:z-index="37" draw:style-name="gr1" draw:text-style-name="P128" svg:width="0.447cm" svg:height="0.399cm" draw:control="control37"/></text:span></text:span>une vue en plan et des profils en long établis à l’échelle de 1/200<text:span text:style-name="T45">e</text:span> ou 1/1000<text:span text:style-name="T45">e</text:span>;</text:p>
        <text:p text:style-name="P69"/>
        <text:p text:style-name="P110"><text:span text:style-name="Style_20_135_20_pt"><text:span text:style-name="T50"><draw:control text:anchor-type="as-char" draw:z-index="38" draw:style-name="gr1" draw:text-style-name="P128" svg:width="0.447cm" svg:height="0.399cm" draw:control="control38"/></text:span></text:span>des profils en travers établis à l’échelle de 1/100<text:span text:style-name="T45">e </text:span>ou 1/50<text:span text:style-name="T45">e </text:span>;</text:p>
        <text:p text:style-name="P111"/>
        <text:p text:style-name="P112"><text:span text:style-name="Style_20_135_20_pt"><text:span text:style-name="T48"><draw:control text:anchor-type="as-char" draw:z-index="39" draw:style-name="gr1" draw:text-style-name="P128" svg:width="0.447cm" svg:height="0.399cm" draw:control="control39"/></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27"><text:span text:style-name="T61">do </text:span><text:span text:style-name="T62">section </text:span><text:span text:style-name="T61">if 'Annexe IV' in licence_view.context.form_composition</text:span></text:p></office:annotation></text:p>
      </text:section>
      <text:p text:style-name="P52"/>
      <text:section text:style-name="Sect1" text:name="Section2">
        <text:p text:style-name="P40">ANNEXE V.</text:p>
        <text:p text:style-name="P14"/>
        <text:p text:style-name="P77"><text:bookmark text:name="Unknown"/><text:span text:style-name="T21"><text:s/></text:span><text:span text:style-name="Style_20_135_20_pt"><text:span text:style-name="T15"><draw:control text:anchor-type="as-char" draw:z-index="40" draw:style-name="gr1" draw:text-style-name="P128" svg:width="0.447cm" svg:height="0.399cm" draw:control="control40"/></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5"/>
        <text:p text:style-name="P83"><text:span text:style-name="Style_20_135_20_pt"><text:span text:style-name="T15"><draw:control text:anchor-type="as-char" draw:z-index="41" draw:style-name="gr1" draw:text-style-name="P128" svg:width="0.447cm" svg:height="0.399cm" draw:control="control41"/></text:span></text:span><text:span text:style-name="Style_20_135_20_pt"><text:span text:style-name="T21"><text:tab/></text:span></text:span><text:span text:style-name="T21">l'orientation ;</text:span></text:p>
        <text:p text:style-name="P85"><text:span text:style-name="Style_20_135_20_pt"><text:span text:style-name="T15"><draw:control text:anchor-type="as-char" draw:z-index="42" draw:style-name="gr1" draw:text-style-name="P128" svg:width="0.447cm" svg:height="0.399cm" draw:control="control42"/></text:span></text:span><text:span text:style-name="Style_20_135_20_pt"><text:span text:style-name="T21"><text:tab/></text:span></text:span><text:span text:style-name="T21">les voies de desserte avec indication de leur statut juridique et de leur dénomination ;</text:span></text:p>
        <text:p text:style-name="P83"><text:bookmark text:name="Unknown1"/><text:span text:style-name="Style_20_135_20_pt"><text:span text:style-name="T15"><draw:control text:anchor-type="as-char" draw:z-index="43" draw:style-name="gr1" draw:text-style-name="P128" svg:width="0.447cm" svg:height="0.399cm" draw:control="control43"/></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text:anchor-type="as-char" draw:z-index="44" draw:style-name="gr1" draw:text-style-name="P128" svg:width="0.447cm" svg:height="0.399cm" draw:control="control44"/></text:span></text:span><text:span text:style-name="Style_20_135_20_pt"><text:span text:style-name="T21"><text:tab/></text:span></text:span><text:span text:style-name="T21">l'affectation des constructions existantes sur le bien concerné ;</text:span></text:p>
        <text:p text:style-name="P83"><text:bookmark text:name="Unknown2"/><text:span text:style-name="Style_20_135_20_pt"><text:span text:style-name="T15"><draw:control text:anchor-type="as-char" draw:z-index="45" draw:style-name="gr1" draw:text-style-name="P128" svg:width="0.447cm" svg:height="0.399cm" draw:control="control45"/></text:span></text:span><text:span text:style-name="Style_20_135_20_pt"><text:span text:style-name="T21"><text:tab/></text:span></text:span><text:span text:style-name="T21">l'indication numérotée des prises de vues du reportage photographique ;</text:span></text:p>
        <text:p text:style-name="P88"><text:bookmark text:name="Unknown3"/><text:span text:style-name="Style_20_135_20_pt"><text:span text:style-name="T15"><draw:control text:anchor-type="as-char" draw:z-index="46" draw:style-name="gr1" draw:text-style-name="P128" svg:width="0.447cm" svg:height="0.399cm" draw:control="control46"/></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5"><text:s/></text:span></text:span><text:span text:style-name="Style_20_135_20_pt"><text:span text:style-name="T15"><draw:control text:anchor-type="as-char" draw:z-index="47" draw:style-name="gr1" draw:text-style-name="P128" svg:width="0.447cm" svg:height="0.399cm" draw:control="control47"/></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5"/>
        <text:p text:style-name="P83"><text:bookmark text:name="Unknown5"/><text:span text:style-name="Style_20_135_20_pt"><text:span text:style-name="T15"><draw:control text:anchor-type="as-char" draw:z-index="48" draw:style-name="gr1" draw:text-style-name="P128" svg:width="0.447cm" svg:height="0.399cm" draw:control="control48"/></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5"><draw:control text:anchor-type="as-char" draw:z-index="49" draw:style-name="gr1" draw:text-style-name="P128" svg:width="0.447cm" svg:height="0.399cm" draw:control="control49"/></text:span></text:span><text:span text:style-name="Style_20_135_20_pt"><text:span text:style-name="T21"><text:tab/></text:span></text:span><text:span text:style-name="T21">au moins trois prises de vues afin de visualiser les limites du bien concerné et les constructions voisines ;</text:span></text:p>
        <text:p text:style-name="P92"/>
        <text:p text:style-name="P77"><text:bookmark text:name="Unknown7"/><text:span text:style-name="T21"><text:s/></text:span><text:span text:style-name="Style_20_135_20_pt"><text:span text:style-name="T15"><draw:control text:anchor-type="as-char" draw:z-index="50" draw:style-name="gr1" draw:text-style-name="P128" svg:width="0.447cm" svg:height="0.399cm" draw:control="control50"/></text:span></text:span><text:span text:style-name="Style_20_135_20_pt"><text:span text:style-name="T21"><text:tab/></text:span></text:span><text:span text:style-name="T28">un plan représentant l'occupation de la parcelle et qui figure :</text:span></text:p>
        <text:p text:style-name="P97"/>
        <text:p text:style-name="P99"><text:bookmark text:name="Unknown8"/><text:span text:style-name="T21"><text:tab/></text:span><text:span text:style-name="Style_20_135_20_pt"><text:span text:style-name="T15"><draw:control text:anchor-type="as-char" draw:z-index="51" draw:style-name="gr1" draw:text-style-name="P128" svg:width="0.447cm" svg:height="0.399cm" draw:control="control51"/></text:span></text:span><text:span text:style-name="Style_20_135_20_pt"><text:span text:style-name="T21"><text:tab/>l</text:span></text:span><text:span text:style-name="T21">es limites de la parcelle concernée ;</text:span></text:p>
        <text:p text:style-name="P88"><text:bookmark text:name="Unknown9"/><text:span text:style-name="Style_20_135_20_pt"><text:span text:style-name="T15"><draw:control text:anchor-type="as-char" draw:z-index="52" draw:style-name="gr1" draw:text-style-name="P128" svg:width="0.447cm" svg:height="0.399cm" draw:control="control52"/></text:span></text:span><text:span text:style-name="Style_20_135_20_pt"><text:span text:style-name="T21"><text:tab/></text:span></text:span><text:span text:style-name="T21">le cas échéant, l'implantation des constructions existantes sur la parcelle ;</text:span></text:p>
        <text:p text:style-name="P88"><text:bookmark text:name="Unknown10"/><text:span text:style-name="Style_20_135_20_pt"><text:span text:style-name="T15"><draw:control text:anchor-type="as-char" draw:z-index="53" draw:style-name="gr1" draw:text-style-name="P128" svg:width="0.447cm" svg:height="0.399cm" draw:control="control53"/></text:span></text:span><text:span text:style-name="Style_20_135_20_pt"><text:span text:style-name="T21"><text:tab/></text:span></text:span><text:span text:style-name="T21">les servitudes du fait de l'homme sur le terrain ;</text:span></text:p>
        <text:p text:style-name="P88"><text:bookmark text:name="Unknown11"/><text:span text:style-name="Style_20_135_20_pt"><text:span text:style-name="T15"><draw:control text:anchor-type="as-char" draw:z-index="54" draw:style-name="gr1" draw:text-style-name="P128" svg:width="0.447cm" svg:height="0.399cm" draw:control="control54"/></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5"><draw:control text:anchor-type="as-char" draw:z-index="55" draw:style-name="gr1" draw:text-style-name="P128" svg:width="0.447cm" svg:height="0.399cm" draw:control="control55"/></text:span></text:span><text:span text:style-name="Style_20_135_20_pt"><text:span text:style-name="T21"><text:tab/></text:span></text:span><text:span text:style-name="T21">l'aménagement des abords maintenus ou projetés du solde de la parcelle concernée.</text:span></text:p>
        <text:p text:style-name="P102"/>
        <text:p text:style-name="P77"><text:bookmark text:name="Unknown13"/><text:span text:style-name="T39"><text:s/></text:span><text:span text:style-name="Style_20_135_20_pt"><text:span text:style-name="T16"><draw:control text:anchor-type="as-char" draw:z-index="56" draw:style-name="gr1" draw:text-style-name="P128" svg:width="0.447cm" svg:height="0.399cm" draw:control="control56"/></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2"/>
        <text:p text:style-name="P78"><text:span text:style-name="T23"><text:s/></text:span><text:span text:style-name="Style_20_135_20_pt"><text:span text:style-name="T17"><draw:control text:anchor-type="as-char" draw:z-index="57" draw:style-name="gr1" draw:text-style-name="P128" svg:width="0.447cm" svg:height="0.399cm" draw:control="control57"/></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27"><text:span text:style-name="T61">do </text:span><text:span text:style-name="T62">section </text:span><text:span text:style-name="T61">if 'Annexe V ' in licence_view.context.form_composition</text:span></text:p></office:annotation><text:bookmark text:name="Unknown21"/><text:bookmark text:name="Unknown31"/></text:p>
      </text:section>
      <text:p text:style-name="P35"/>
      <text:section text:style-name="Sect1" text:name="Section3">
        <text:p text:style-name="P41">ANNEXE VI.</text:p>
        <text:p text:style-name="P42"/>
        <text:p text:style-name="P103"><text:span text:style-name="Style_20_135_20_pt"><text:span text:style-name="T19"><text:s/></text:span></text:span><text:span text:style-name="Style_20_135_20_pt"><text:span text:style-name="T19"><draw:control text:anchor-type="as-char" draw:z-index="58" draw:style-name="gr1" draw:text-style-name="P128" svg:width="0.447cm" svg:height="0.399cm" draw:control="control58"/></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59" draw:style-name="gr1" draw:text-style-name="P128" svg:width="0.447cm" svg:height="0.399cm" draw:control="control59"/></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0" draw:style-name="gr1" draw:text-style-name="P128" svg:width="0.447cm" svg:height="0.399cm" draw:control="control60"/></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1" draw:style-name="gr1" draw:text-style-name="P128" svg:width="0.447cm" svg:height="0.399cm" draw:control="control61"/></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2" draw:style-name="gr1" draw:text-style-name="P128" svg:width="0.447cm" svg:height="0.399cm" draw:control="control62"/></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0"/>
        <text:p text:style-name="P79"><text:span text:style-name="Style_20_135_20_pt"><text:span text:style-name="T31"><text:s/></text:span></text:span><text:span text:style-name="Style_20_135_20_pt"><text:span text:style-name="T19"><draw:control text:anchor-type="as-char" draw:z-index="63" draw:style-name="gr1" draw:text-style-name="P128" svg:width="0.447cm" svg:height="0.399cm" draw:control="control63"/></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text:anchor-type="as-char" draw:z-index="64" draw:style-name="gr1" draw:text-style-name="P128" svg:width="0.447cm" svg:height="0.399cm" draw:control="control64"/></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5" draw:style-name="gr1" draw:text-style-name="P128" svg:width="0.447cm" svg:height="0.399cm" draw:control="control65"/></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3"/>
        <text:p text:style-name="P18"><text:span text:style-name="Style_20_135_20_pt"><text:span text:style-name="T31"><text:s/></text:span></text:span><text:span text:style-name="Style_20_135_20_pt"><text:span text:style-name="T19"><draw:control text:anchor-type="as-char" draw:z-index="66" draw:style-name="gr1" draw:text-style-name="P128" svg:width="0.447cm" svg:height="0.399cm" draw:control="control66"/></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7" draw:style-name="gr1" draw:text-style-name="P128" svg:width="0.447cm" svg:height="0.399cm" draw:control="control67"/></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8" draw:style-name="gr1" draw:text-style-name="P128" svg:width="0.447cm" svg:height="0.399cm" draw:control="control68"/></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9" draw:style-name="gr1" draw:text-style-name="P128" svg:width="0.447cm" svg:height="0.399cm" draw:control="control69"/></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text:anchor-type="as-char" draw:z-index="70" draw:style-name="gr1" draw:text-style-name="P128" svg:width="0.447cm" svg:height="0.399cm" draw:control="control70"/></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1" draw:style-name="gr1" draw:text-style-name="P128" svg:width="0.447cm" svg:height="0.399cm" draw:control="control71"/></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2" draw:style-name="gr1" draw:text-style-name="P128" svg:width="0.447cm" svg:height="0.399cm" draw:control="control72"/></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3" draw:style-name="gr1" draw:text-style-name="P128" svg:width="0.447cm" svg:height="0.399cm" draw:control="control73"/></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4" draw:style-name="gr1" draw:text-style-name="P128" svg:width="0.447cm" svg:height="0.399cm" draw:control="control74"/></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text:anchor-type="as-char" draw:z-index="75" draw:style-name="gr1" draw:text-style-name="P128" svg:width="0.447cm" svg:height="0.399cm" draw:control="control75"/></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27"><text:span text:style-name="T61">do </text:span><text:span text:style-name="T62">section </text:span><text:span text:style-name="T61">if 'Annexe VI ' in licence_view.context.form_composition</text:span></text:p></office:annotation></text:p>
      </text:section>
      <text:p text:style-name="P35"/>
      <text:section text:style-name="Sect1" text:name="Section4">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76" draw:style-name="gr1" draw:text-style-name="P128" svg:width="0.447cm" svg:height="0.399cm" draw:control="control76"/></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text:anchor-type="as-char" draw:z-index="77" draw:style-name="gr1" draw:text-style-name="P128" svg:width="0.447cm" svg:height="0.399cm" draw:control="control77"/></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text:anchor-type="as-char" draw:z-index="78" draw:style-name="gr1" draw:text-style-name="P128" svg:width="0.447cm" svg:height="0.399cm" draw:control="control78"/></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text:anchor-type="as-char" draw:z-index="79" draw:style-name="gr1" draw:text-style-name="P128" svg:width="0.447cm" svg:height="0.399cm" draw:control="control79"/></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0" draw:style-name="gr1" draw:text-style-name="P128" svg:width="0.447cm" svg:height="0.399cm" draw:control="control80"/></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1" draw:style-name="gr1" draw:text-style-name="P128" svg:width="0.447cm" svg:height="0.399cm" draw:control="control81"/></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text:anchor-type="as-char" draw:z-index="82" draw:style-name="gr1" draw:text-style-name="P128" svg:width="0.447cm" svg:height="0.399cm" draw:control="control82"/></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text:anchor-type="as-char" draw:z-index="83" draw:style-name="gr1" draw:text-style-name="P128" svg:width="0.447cm" svg:height="0.399cm" draw:control="control83"/></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4" draw:style-name="gr1" draw:text-style-name="P128" svg:width="0.447cm" svg:height="0.399cm" draw:control="control84"/></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5" draw:style-name="gr1" draw:text-style-name="P128" svg:width="0.447cm" svg:height="0.399cm" draw:control="control85"/></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6" draw:style-name="gr1" draw:text-style-name="P128" svg:width="0.447cm" svg:height="0.399cm" draw:control="control86"/></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7" draw:style-name="gr1" draw:text-style-name="P128" svg:width="0.447cm" svg:height="0.399cm" draw:control="control87"/></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8" draw:style-name="gr1" draw:text-style-name="P128" svg:width="0.447cm" svg:height="0.399cm" draw:control="control88"/></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text:anchor-type="as-char" draw:z-index="89" draw:style-name="gr1" draw:text-style-name="P128" svg:width="0.447cm" svg:height="0.399cm" draw:control="control89"/></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text:anchor-type="as-char" draw:z-index="90" draw:style-name="gr1" draw:text-style-name="P128" svg:width="0.447cm" svg:height="0.399cm" draw:control="control90"/></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91" draw:style-name="gr1" draw:text-style-name="P128" svg:width="0.447cm" svg:height="0.399cm" draw:control="control91"/></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text:anchor-type="as-char" draw:z-index="92" draw:style-name="gr1" draw:text-style-name="P128" svg:width="0.447cm" svg:height="0.399cm" draw:control="control92"/></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42"><office:annotation><dc:creator>Auteur inconnu</dc:creator><dc:date>2017-05-23T12:12:47</dc:date><text:p text:style-name="P127"><text:span text:style-name="T61">do </text:span><text:span text:style-name="T62">section </text:span><text:span text:style-name="T61">if 'Annexe VII ' in licence_view.context.form_composition</text:spa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28"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28"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text:anchor-type="as-char" draw:z-index="95" draw:style-name="gr1" draw:text-style-name="P128"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text:anchor-type="as-char" draw:z-index="96" draw:style-name="gr1" draw:text-style-name="P128"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28"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28"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text:anchor-type="as-char" draw:z-index="99" draw:style-name="gr1" draw:text-style-name="P128" svg:width="0.447cm" svg:height="0.399cm" draw:control="control99"/></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3"><draw:control text:anchor-type="as-char" draw:z-index="100" draw:style-name="gr1" draw:text-style-name="P128" svg:width="0.447cm" svg:height="0.399cm" draw:control="control100"/></text:span></text:span><text:span text:style-name="Style_20_135_20_pt_20_Gras"><text:span text:style-name="T21"><text:tab/></text:span></text:span><text:span text:style-name="T40">les vues des différents peuplements éventuels ;</text:span></text:p>
        <text:p text:style-name="P70"><text:span text:style-name="Style_20_135_20_pt"><text:span text:style-name="T34"><draw:control text:anchor-type="as-char" draw:z-index="101" draw:style-name="gr1" draw:text-style-name="P128" svg:width="0.447cm" svg:height="0.399cm" draw:control="control101"/></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19"><text:span text:style-name="Style_20_135_20_pt"><text:span text:style-name="T33"><draw:control text:anchor-type="as-char" draw:z-index="102" draw:style-name="gr1" draw:text-style-name="P128" svg:width="0.447cm" svg:height="0.399cm" draw:control="control102"/></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0"><text:span text:style-name="Style_20_135_20_pt"><text:span text:style-name="T34"><draw:control text:anchor-type="as-char" draw:z-index="103" draw:style-name="gr1" draw:text-style-name="P128" svg:width="0.447cm" svg:height="0.399cm" draw:control="control103"/></text:span></text:span><text:span text:style-name="Style_20_135_20_pt"><text:span text:style-name="T34"><text:tab/></text:span></text:span><text:span text:style-name="T12">l'avis des impétrants concernés sur la faisabilité technique du projet ;</text:span></text:p>
        <text:p text:style-name="P31"/>
        <text:p text:style-name="P59"><text:span text:style-name="Style_20_135_20_pt_20_Gras"><text:span text:style-name="T21"><text:tab/></text:span></text:span><text:span text:style-name="Style_20_135_20_pt"><text:span text:style-name="T33"><draw:control text:anchor-type="as-char" draw:z-index="104" draw:style-name="gr1" draw:text-style-name="P128" svg:width="0.447cm" svg:height="0.399cm" draw:control="control104"/></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1"><text:tab/></text:span><text:span text:style-name="Style_20_135_20_pt"><text:span text:style-name="T33"><draw:control text:anchor-type="as-char" draw:z-index="105" draw:style-name="gr1" draw:text-style-name="P128" svg:width="0.447cm" svg:height="0.399cm" draw:control="control105"/></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text:anchor-type="as-char" draw:z-index="106" draw:style-name="gr1" draw:text-style-name="P128"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1">do </text:span><text:span text:style-name="T62">section </text:span><text:span text:style-name="T61">if 'Annexe VIII' in licence_view.context.form_composition</text:span></text:p></office:annotation></text:p>
      </text:section>
      <text:p text:style-name="P35"/>
      <text:section text:style-name="Sect1" text:name="Section6">
        <text:p text:style-name="P41">ANNEXE IX.</text:p>
        <text:p text:style-name="P39"/>
        <text:p text:style-name="P58"><text:span text:style-name="Style_20_135_20_pt"><text:span text:style-name="T4"><text:s/></text:span></text:span><text:span text:style-name="Style_20_135_20_pt"><text:span text:style-name="T1"><draw:control text:anchor-type="as-char" draw:z-index="107" draw:style-name="gr1" draw:text-style-name="P128"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text:anchor-type="as-char" draw:z-index="108" draw:style-name="gr1" draw:text-style-name="P128" svg:width="0.447cm" svg:height="0.399cm" draw:control="control108"/></text:span></text:span><text:span text:style-name="Style_20_135_20_pt"><text:span text:style-name="T4"><text:tab/>l'orientation ;</text:span></text:span></text:p>
        <text:p text:style-name="P84"><text:span text:style-name="Style_20_135_20_pt"><text:span text:style-name="T1"><draw:control text:anchor-type="as-char" draw:z-index="109" draw:style-name="gr1" draw:text-style-name="P128" svg:width="0.447cm" svg:height="0.399cm" draw:control="control109"/></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text:anchor-type="as-char" draw:z-index="110" draw:style-name="gr1" draw:text-style-name="P128"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text:anchor-type="as-char" draw:z-index="111" draw:style-name="gr1" draw:text-style-name="P128" svg:width="0.447cm" svg:height="0.399cm" draw:control="control111"/></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text:anchor-type="as-char" draw:z-index="112" draw:style-name="gr1" draw:text-style-name="P128"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text:anchor-type="as-char" draw:z-index="113" draw:style-name="gr1" draw:text-style-name="P128"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text:anchor-type="as-char" draw:z-index="114" draw:style-name="gr1" draw:text-style-name="P128"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text:anchor-type="as-char" draw:z-index="115" draw:style-name="gr1" draw:text-style-name="P128"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3"><text:s/></text:span></text:span><text:span text:style-name="Style_20_135_20_pt"><text:span text:style-name="T33"><draw:control text:anchor-type="as-char" draw:z-index="116" draw:style-name="gr1" draw:text-style-name="P128" svg:width="0.447cm" svg:height="0.399cm" draw:control="control116"/></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1"><text:bookmark text:name="__Fieldmark__61977_2028532221"/><text:span text:style-name="Style_20_135_20_pt"><text:span text:style-name="T1"><draw:control text:anchor-type="as-char" draw:z-index="117" draw:style-name="gr1" draw:text-style-name="P128" svg:width="0.447cm" svg:height="0.399cm" draw:control="control117"/></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text:anchor-type="as-char" draw:z-index="118" draw:style-name="gr1" draw:text-style-name="P128"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text:anchor-type="as-char" draw:z-index="119" draw:style-name="gr1" draw:text-style-name="P128"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28" svg:width="0.447cm" svg:height="0.399cm" draw:control="control120"/></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text:anchor-type="as-char" draw:z-index="121" draw:style-name="gr1" draw:text-style-name="P128"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text:anchor-type="as-char" draw:z-index="122" draw:style-name="gr1" draw:text-style-name="P128"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text:anchor-type="as-char" draw:z-index="123" draw:style-name="gr1" draw:text-style-name="P128" svg:width="0.447cm" svg:height="0.399cm" draw:control="control123"/></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28" svg:width="0.447cm" svg:height="0.399cm" draw:control="control124"/></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text:anchor-type="as-char" draw:z-index="125" draw:style-name="gr1" draw:text-style-name="P128"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28" svg:width="0.447cm" svg:height="0.399cm" draw:control="control126"/></text:span></text:span><text:span text:style-name="Style_20_135_20_pt"><text:span text:style-name="T4"><text:tab/>les <text:s/>élévations, </text:span></text:span></text:p>
        <text:p text:style-name="P89"><text:bookmark text:name="__Fieldmark__62050_2028532221"/><text:span text:style-name="Style_20_135_20_pt"><text:span text:style-name="T1"><draw:control text:anchor-type="as-char" draw:z-index="127" draw:style-name="gr1" draw:text-style-name="P128"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3"><draw:control text:anchor-type="as-char" draw:z-index="128" draw:style-name="gr1" draw:text-style-name="P128" svg:width="0.447cm" svg:height="0.399cm" draw:control="control128"/></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89"><text:bookmark text:name="__Fieldmark__62065_2028532221"/><text:span text:style-name="Style_20_135_20_pt"><text:span text:style-name="T1"><draw:control text:anchor-type="as-char" draw:z-index="129" draw:style-name="gr1" draw:text-style-name="P128"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28"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text:anchor-type="as-char" draw:z-index="131" draw:style-name="gr1" draw:text-style-name="P128" svg:width="0.447cm" svg:height="0.399cm" draw:control="control131"/></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text:anchor-type="as-char" draw:z-index="132" draw:style-name="gr1" draw:text-style-name="P128" svg:width="0.447cm" svg:height="0.399cm" draw:control="control132"/></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text:anchor-type="as-char" draw:z-index="133" draw:style-name="gr1" draw:text-style-name="P128" svg:width="0.447cm" svg:height="0.399cm" draw:control="control133"/></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text:anchor-type="as-char" draw:z-index="134" draw:style-name="gr1" draw:text-style-name="P128"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28" svg:width="0.447cm" svg:height="0.399cm" draw:control="control135"/></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text:anchor-type="as-char" draw:z-index="136" draw:style-name="gr1" draw:text-style-name="P128" svg:width="0.447cm" svg:height="0.399cm" draw:control="control136"/></text:span></text:span><text:span text:style-name="Style_20_135_20_pt"><text:span text:style-name="T4"><text:tab/>la vue en plan de la construction ou de l’installation concernées ;</text:span></text:span></text:p>
        <text:p text:style-name="P95"><text:span text:style-name="Style_20_135_20_pt"><text:span text:style-name="T6"><draw:control text:anchor-type="as-char" draw:z-index="137" draw:style-name="gr1" draw:text-style-name="P128"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1">do </text:span><text:span text:style-name="T62">section </text:span><text:span text:style-name="T61">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6"/></text:span></text:p>
      <text:p text:style-name="P105"><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text:anchor-type="as-char" draw:z-index="138" draw:style-name="gr1" draw:text-style-name="P128" svg:width="0.447cm" svg:height="0.399cm" draw:control="control138"/></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text:anchor-type="as-char" draw:z-index="139" draw:style-name="gr1" draw:text-style-name="P128" svg:width="0.447cm" svg:height="0.399cm" draw:control="control139"/></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text:anchor-type="as-char" draw:z-index="140" draw:style-name="gr1" draw:text-style-name="P128" svg:width="0.447cm" svg:height="0.399cm" draw:control="control140"/></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text:anchor-type="as-char" draw:z-index="141" draw:style-name="gr1" draw:text-style-name="P128" svg:width="0.447cm" svg:height="0.399cm" draw:control="control141"/></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text:anchor-type="as-char" draw:z-index="142" draw:style-name="gr1" draw:text-style-name="P128" svg:width="0.447cm" svg:height="0.399cm" draw:control="control142"/></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text:anchor-type="as-char" draw:z-index="143" draw:style-name="gr1" draw:text-style-name="P128" svg:width="0.447cm" svg:height="0.399cm" draw:control="control143"/></text:span></text:span><text:span text:style-name="Style_20_135_20_pt"><text:span text:style-name="T21">La notice d'évaluation des incidences sur l'environnement complétée : volet</text:span></text:span></text:p>
      <text:p text:style-name="P43"/>
      <text:p text:style-name="P105"><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text:anchor-type="as-char" draw:z-index="144" draw:style-name="gr1" draw:text-style-name="P128" svg:width="0.447cm" svg:height="0.399cm" draw:control="control144"/></text:span></text:span><text:span text:style-name="Style_20_135_20_pt"><text:span text:style-name="T43">……</text:span></text:span></text:p>
      <text:p text:style-name="P105"><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2"><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3">Le nombre d’exemplaires à fournir est fixé dans les annexes 4 à 11 visées à l’article R.IV.26-1.</text:span></text:span></text:p>
      <text:p text:style-name="P122"><text:soft-page-break/><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3"/></text:span></text:p>
      <text:p text:style-name="P13"><text:span text:style-name="Style_20_135_20_pt"><text:span text:style-name="T53"><office:annotation><dc:creator>Gauthier Bastien</dc:creator><dc:date>2011-01-13T14:56:41</dc:date><text:p text:style-name="P127"><text:span text:style-name="T63">do text</text:span></text:p><text:p text:style-name="P127"><text:span text:style-name="T63">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Calibri" svg:font-family="Calibri" style:font-family-generic="swiss"/>
    <style:font-face style:name="DejaVu Sans1"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2"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7-06-14T14:50:28</meta:creation-date>
    <dc:date>2021-03-18T09:10:29.768072010</dc:date>
    <meta:editing-duration>PT21H29M58S</meta:editing-duration>
    <meta:editing-cycles>57</meta:editing-cycles>
    <meta:generator>LibreOffice/6.4.6.2$Linux_X86_64 LibreOffice_project/40$Build-2</meta:generator>
    <meta:document-statistic meta:table-count="0" meta:image-count="1" meta:object-count="0" meta:page-count="9" meta:paragraph-count="186" meta:word-count="3363" meta:character-count="21253" meta:non-whitespace-character-count="17732"/>
  </office:meta>
</office:document-meta>
</file>